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style-name="ce5"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number-columns-repeated="8"/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number-columns-repeated="8"/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table:number-columns-repeated="7"/>
          <table:table-cell table:style-name="ce5" table:number-columns-repeated="3"/>
          <table:table-cell table:number-columns-repeated="8"/>
        </table:table-row>
        <table:table-row table:style-name="ro1">
          <table:table-cell table:style-name="Default"/>
          <table:table-cell table:number-columns-repeated="11"/>
          <table:table-cell table:formula="of:=AVERAGE([.M2:.M37])" office:value-type="float" office:value="0.0000329407772512464" calcext:value-type="float">
            <text:p>3.29407772512464E-05</text:p>
          </table:table-cell>
          <table:table-cell table:formula="of:=AVERAGE([.N2:.N37])" office:value-type="float" office:value="0.0000530129104615209" calcext:value-type="float">
            <text:p>5.30129104615209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23:16:54.3328825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4-14T23:25:30.352352615</dc:date>
    <meta:editing-duration>PT11H51M6S</meta:editing-duration>
    <meta:editing-cycles>43</meta:editing-cycles>
    <meta:generator>LibreOffice/7.0.4.2$Linux_X86_64 LibreOffice_project/00$Build-2</meta:generator>
    <meta:document-statistic meta:table-count="1" meta:cell-count="667" meta:object-count="0"/>
  </office:meta>
</office:document-meta>
</file>